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0d99c"/>
    </style:style>
    <style:style style:name="P2" style:family="paragraph" style:parent-style-name="Standard">
      <style:text-properties officeooo:paragraph-rsid="0001f878"/>
    </style:style>
    <style:style style:name="T1" style:family="text">
      <style:text-properties officeooo:rsid="0000d99c"/>
    </style:style>
    <style:style style:name="T2" style:family="text">
      <style:text-properties officeooo:rsid="0001f878"/>
    </style:style>
    <style:style style:name="T3" style:family="text">
      <style:text-properties officeooo:rsid="0002cd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01 <text:s/>.text <text:s/><text:tab/><text:tab/>Her starter koden</text:span></text:p>
      <text:p text:style-name="P1"><text:span text:style-name="T1">02 global.main <text:s/><text:tab/>Sier at main skal være global I scope</text:span></text:p>
      <text:p text:style-name="P1"><text:span text:style-name="T1">03. main <text:tab/><text:tab/>Et label</text:span></text:p>
      <text:p text:style-name="P1"><text:span text:style-name="T1">04. <text:tab/>pushq %rbp <text:tab/>Legger basepointer på stacken</text:span></text:p>
      <text:p text:style-name="P1"><text:span text:style-name="T1">05. <text:tab/>movq %rsp %rbp <text:tab/><text:tab/>Setter base pointer lik stack pointer</text:span></text:p>
      <text:p text:style-name="P1"><text:span text:style-name="T1">06. <text:tab/>movl 0, -4(%rbp)<text:tab/><text:tab/>Det betyr at null verdi på stacken</text:span></text:p>
      <text:p text:style-name="P1"><text:span text:style-name="T1">07. <text:tab/>jmp <text:s/>.L2 <text:tab/><text:tab/><text:tab/>Hopper til programkode L2</text:span></text:p>
      <text:p text:style-name="P1"><text:span text:style-name="T1">08. <text:tab/>.L3<text:tab/><text:tab/><text:tab/><text:tab/>Det er et label</text:span></text:p>
      <text:p text:style-name="P1"><text:span text:style-name="T1">09. <text:tab/>add1 <text:tab/><text:tab/>1. -4(%rbp)<text:tab/>legger 1 til <text:s/>-4(%rbp)</text:span></text:p>
      <text:p text:style-name="P1"><text:span text:style-name="T1">10. <text:tab/>add1 <text:tab/><text:tab/>1. -4(%rbp) <text:tab/>legger 1 til -4(%rbp)</text:span></text:p>
      <text:p text:style-name="P1"><text:span text:style-name="T1">11. <text:tab/>.L2 <text:tab/><text:tab/><text:tab/><text:tab/>Det er et label</text:span></text:p>
      <text:p text:style-name="P1"><text:span text:style-name="T1">12.<text:tab/>cmpl <text:s/><text:tab/><text:tab/>9, -4(%rbp)<text:tab/>sammelign resultater og lagrer resultatet I registeret</text:span></text:p>
      <text:p text:style-name="P1"><text:span text:style-name="T1">13. <text:tab/>jle<text:tab/><text:tab/>.L3<text:tab/><text:tab/></text:span><text:span text:style-name="T3">Gå til L3 hvis den er mindre en 9</text:span></text:p>
      <text:p text:style-name="P1"><text:span text:style-name="T1">14.<text:tab/>movl <text:s/><text:tab/><text:tab/>%0 %eax<text:tab/>skriv 0 til eax register</text:span></text:p>
      <text:p text:style-name="P1"><text:span text:style-name="T1">15. <text:tab/>leave<text:tab/><text:tab/><text:tab/><text:tab/>propper rbp av stacken og setter rsp lit rbp</text:span></text:p>
      <text:p text:style-name="P1"><text:span text:style-name="T1">16. <text:tab/>ret<text:tab/><text:tab/><text:tab/><text:tab/>propper rsb av stacken og legger den I riktig register</text:span></text:p>
      <text:p text:style-name="P1"><text:span text:style-name="T1"/></text:p>
      <text:p text:style-name="P1"><text:span text:style-name="T1">Int main (void)</text:span></text:p>
      <text:p text:style-name="P1"><text:span text:style-name="T1">int I = 0;</text:span></text:p>
      <text:p text:style-name="P1"><text:span text:style-name="T3">for</text:span><text:span text:style-name="T1">(</text:span><text:span text:style-name="T3">int I = 0; I &lt; 10; i++)</text:span></text:p>
      <text:p text:style-name="P2"><text:span text:style-name="T2"><text:tab/>i++</text:span></text:p>
      <text:p text:style-name="P2"><text:span text:style-name="T2">return 0</text:span></text:p>
      <text:p text:style-name="P2"><text:span text:style-name="T2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ten </meta:initial-creator>
    <meta:creation-date>2013-01-29T10:33:51</meta:creation-date>
    <dc:date>2013-01-29T10:53:20</dc:date>
    <dc:creator>Morten </dc:creator>
    <meta:editing-duration>PT4M19S</meta:editing-duration>
    <meta:editing-cycles>2</meta:editing-cycles>
    <meta:generator>LibreOffice/3.6$Linux_X86_64 LibreOffice_project/360m1$Build-2</meta:generator>
    <meta:document-statistic meta:table-count="0" meta:image-count="0" meta:object-count="0" meta:page-count="1" meta:paragraph-count="21" meta:word-count="155" meta:character-count="812" meta:non-whitespace-character-count="623"/>
  </office:meta>
</office:document-meta>
</file>